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0.908cm" fo:min-width="1.29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0.909cm" fo:min-width="1.29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1.689cm" fo:min-width="1.47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1.546cm" fo:min-width="1.89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2.478cm" fo:min-width="2.45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fill-color="#729fcf" draw:opacity="100%" draw:textarea-horizontal-align="justify" draw:textarea-vertical-align="top" draw:auto-grow-height="false" fo:min-height="7.772cm" fo:min-width="7.903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opacity="100%" draw:textarea-horizontal-align="justify" draw:textarea-vertical-align="middle" draw:auto-grow-height="false" fo:min-height="1.201cm" fo:min-width="2.015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ffffff" draw:marker-start-width="0.321cm" draw:marker-end="Arrow" draw:marker-end-width="0.421cm" draw:fill="none" draw:opacity="100%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  <style:text-properties fo:color="#ff8000" loext:opacity="100%"/>
    </style:style>
    <style:style style:name="P2" style:family="paragraph">
      <loext:graphic-properties draw:fill="none" draw:opacity="100%"/>
      <style:paragraph-properties fo:text-align="center"/>
      <style:text-properties fo:color="#ff8000" loext:opacity="100%"/>
    </style:style>
    <style:style style:name="P3" style:family="paragraph">
      <loext:graphic-properties draw:fill="none" draw:fill-color="#729fcf" draw:opacity="100%"/>
      <style:paragraph-properties fo:text-align="center"/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4cm" svg:height="1.636cm" svg:x="3.021cm" svg:y="2.194cm">
          <text:p text:style-name="P1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637cm" svg:x="3.021cm" svg:y="5.167cm">
          <text:p text:style-name="P1">Fa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794cm" svg:height="2.741cm" svg:x="2.894cm" svg:y="8.14cm">
          <text:p text:style-name="P1">Error</text:p>
          <text:p text:style-name="P1">Program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82cm" svg:height="2.54cm" svg:x="10.594cm" svg:y="8.239cm">
          <text:p text:style-name="P1">Incorrect</text:p>
          <text:p text:style-name="P1">Final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4.175cm" svg:height="3.858cm" svg:x="12.786cm" svg:y="3.921cm">
          <text:p text:style-name="P1">Observed</text:p>
          <text:p text:style-name="P1">Final</text:p>
          <text:p text:style-name="P1">Program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9.271cm" svg:height="8.89cm" svg:x="9.404cm" svg:y="2.524cm">
          <text:p text:style-name="P1">Final Program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3.557cm" svg:height="2.051cm" svg:x="13.095cm" svg:y="12.411cm">
          <text:p text:style-name="P1">Test</text:p>
          <text:p text:style-name="P1">Ora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4.291cm" svg:y1="6.804cm" svg:x2="4.291cm" svg:y2="8.14cm" draw:start-shape="id1" draw:start-glue-point="8" draw:end-shape="id2" draw:end-glue-point="4" svg:d="M4291 6804v1336" svg:viewBox="0 0 1 1337">
          <text:p text:style-name="P1"><text:s text:c="15"/>Infects</text:p>
        </draw:connector>
        <draw:connector draw:style-name="gr8" draw:text-style-name="P2" draw:layer="layout" draw:type="line" svg:x1="4.291cm" svg:y1="3.83cm" svg:x2="4.291cm" svg:y2="5.167cm" draw:start-shape="id3" draw:start-glue-point="8" draw:end-shape="id1" draw:end-glue-point="4" svg:d="M4291 3830v1337" svg:viewBox="0 0 1 1338">
          <text:p text:style-name="P1"><text:s text:c="19"/>Reaches</text:p>
        </draw:connector>
        <draw:connector draw:style-name="gr8" draw:text-style-name="P2" draw:layer="layout" draw:type="line" svg:x1="14.874cm" svg:y1="12.411cm" svg:x2="14.874cm" svg:y2="7.779cm" draw:start-shape="id4" draw:start-glue-point="4" draw:end-shape="id5" draw:end-glue-point="8" svg:d="M14874 12411v-4632" svg:viewBox="0 0 1 4633">
          <text:p text:style-name="P1"><text:s text:c="16"/>Reveals</text:p>
        </draw:connector>
        <draw:connector draw:style-name="gr8" draw:text-style-name="P2" draw:layer="layout" draw:type="line" svg:x1="5.688cm" svg:y1="9.511cm" svg:x2="10.594cm" svg:y2="9.509cm" draw:start-shape="id2" draw:start-glue-point="10" draw:end-shape="id6" draw:end-glue-point="6" svg:d="M5688 9511l4906-2" svg:viewBox="0 0 4907 3">
          <text:p text:style-name="P1"/>
          <text:p text:style-name="P1"/>
          <text:p text:style-name="P1"><text:s text:c="6"/>Propagates <text:s text:c="11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1T09:07:14.027045038</meta:creation-date>
    <dc:date>2022-03-29T14:52:03.816158799</dc:date>
    <meta:editing-duration>PT7M55S</meta:editing-duration>
    <meta:editing-cycles>2</meta:editing-cycles>
    <meta:generator>LibreOffice/7.2.5.2$Linux_X86_64 LibreOffice_project/20$Build-2</meta:generator>
    <meta:document-statistic meta:object-count="11"/>
  </office:meta>
</office:document-meta>
</file>